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Pictures/10000000000002000000020065BEFE37CCD98E2F.jpg" manifest:media-type="image/jpeg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3.566in"/>
    </style:style>
    <style:style style:name="Table2.B" style:family="table-column">
      <style:table-column-properties style:column-width="1.0576in"/>
    </style:style>
    <style:style style:name="Table2.C" style:family="table-column">
      <style:table-column-properties style:column-width="1.0653in"/>
    </style:style>
    <style:style style:name="Table2.D" style:family="table-column">
      <style:table-column-properties style:column-width="1.002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fo:language="it" fo:country="IT" officeooo:rsid="008972dc" officeooo:paragraph-rsid="0087d842"/>
    </style:style>
    <style:style style:name="P2" style:family="paragraph" style:parent-style-name="Text_20_body">
      <style:text-properties fo:language="it" fo:country="IT" officeooo:rsid="00c9acdd" officeooo:paragraph-rsid="00c9acdd"/>
    </style:style>
    <style:style style:name="P3" style:family="paragraph" style:parent-style-name="Text_20_body">
      <style:text-properties fo:language="it" fo:country="IT" officeooo:rsid="00bdde1e" officeooo:paragraph-rsid="00be4fa4" fo:background-color="#fff200"/>
    </style:style>
    <style:style style:name="P4" style:family="paragraph" style:parent-style-name="Text_20_body">
      <style:text-properties fo:language="it" fo:country="IT" officeooo:rsid="00b91e78" officeooo:paragraph-rsid="00be4fa4" fo:background-color="#fff200"/>
    </style:style>
    <style:style style:name="P5" style:family="paragraph" style:parent-style-name="Text_20_body">
      <style:text-properties officeooo:rsid="00c2e942" officeooo:paragraph-rsid="00c2e942"/>
    </style:style>
    <style:style style:name="P6" style:family="paragraph" style:parent-style-name="Text_20_body">
      <style:text-properties officeooo:rsid="00c14400" officeooo:paragraph-rsid="00c17a00" fo:background-color="#ffff00"/>
    </style:style>
    <style:style style:name="P7" style:family="paragraph" style:parent-style-name="Text_20_body">
      <style:text-properties officeooo:rsid="00e2ea24" officeooo:paragraph-rsid="00e2ea24"/>
    </style:style>
    <style:style style:name="P8" style:family="paragraph" style:parent-style-name="Text_20_body">
      <style:text-properties officeooo:rsid="00e405ef" officeooo:paragraph-rsid="00e405ef"/>
    </style:style>
    <style:style style:name="P9" style:family="paragraph" style:parent-style-name="Text_20_body">
      <style:text-properties officeooo:rsid="00e69c4f" officeooo:paragraph-rsid="00e69c4f"/>
    </style:style>
    <style:style style:name="P10" style:family="paragraph" style:parent-style-name="Heading_20_1">
      <style:paragraph-properties fo:text-align="center" style:justify-single-word="false"/>
      <style:text-properties fo:language="it" fo:country="IT"/>
    </style:style>
    <style:style style:name="P11" style:family="paragraph" style:parent-style-name="Standard">
      <style:text-properties fo:language="it" fo:country="I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Heading_20_2">
      <style:text-properties fo:language="it" fo:country="IT" officeooo:rsid="00b91e78" officeooo:paragraph-rsid="00b91e78"/>
    </style:style>
    <style:style style:name="P14" style:family="paragraph" style:parent-style-name="Standard">
      <style:text-properties officeooo:rsid="0015da45" officeooo:paragraph-rsid="00e945b9" fo:background-color="transparent"/>
    </style:style>
    <style:style style:name="P15" style:family="paragraph" style:parent-style-name="Text_20_body">
      <style:text-properties officeooo:rsid="00e945b9" officeooo:paragraph-rsid="00e945b9"/>
    </style:style>
    <style:style style:name="P16" style:family="paragraph" style:parent-style-name="Text_20_body">
      <style:paragraph-properties fo:text-align="center" style:justify-single-word="false"/>
      <style:text-properties officeooo:rsid="00e945b9" officeooo:paragraph-rsid="00e945b9"/>
    </style:style>
    <style:style style:name="P17" style:family="paragraph" style:parent-style-name="Text_20_body">
      <style:text-properties officeooo:rsid="00eac34d" officeooo:paragraph-rsid="00eac34d" fo:background-color="transparent"/>
    </style:style>
    <style:style style:name="P18" style:family="paragraph" style:parent-style-name="Text_20_body">
      <style:text-properties officeooo:rsid="00ee7e26" officeooo:paragraph-rsid="00ee7e26" fo:background-color="transparent"/>
    </style:style>
    <style:style style:name="P19" style:family="paragraph" style:parent-style-name="Text_20_body">
      <style:text-properties officeooo:rsid="00efe536" officeooo:paragraph-rsid="00efe536" fo:background-color="transparent"/>
    </style:style>
    <style:style style:name="P20" style:family="paragraph" style:parent-style-name="Text_20_body">
      <style:text-properties officeooo:paragraph-rsid="00efe536"/>
    </style:style>
    <style:style style:name="P21" style:family="paragraph" style:parent-style-name="Text_20_body">
      <style:text-properties fo:language="it" fo:country="IT" officeooo:rsid="00efe536" officeooo:paragraph-rsid="00efe536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ee7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e945b9" officeooo:paragraph-rsid="00e945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ee7e26" officeooo:paragraph-rsid="00ee7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Heading_20_2">
      <style:text-properties officeooo:rsid="00ba5af0"/>
    </style:style>
    <style:style style:name="T1" style:family="text">
      <style:text-properties fo:font-style="italic" officeooo:rsid="00cad726" fo:background-color="#fff200" loext:char-shading-value="0" style:font-style-asian="italic" style:font-style-complex="italic"/>
    </style:style>
    <style:style style:name="T2" style:family="text">
      <style:text-properties fo:font-style="italic" officeooo:rsid="00dc7674" fo:background-color="#fff200" loext:char-shading-value="0" style:font-style-asian="italic" style:font-style-complex="italic"/>
    </style:style>
    <style:style style:name="T3" style:family="text">
      <style:text-properties fo:font-style="italic" officeooo:rsid="00cc8e03" fo:background-color="#fff200" loext:char-shading-value="0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3868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45a19"/>
    </style:style>
    <style:style style:name="T9" style:family="text">
      <style:text-properties officeooo:rsid="00c64338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d69786" fo:background-color="#ffff00" loext:char-shading-value="0"/>
    </style:style>
    <style:style style:name="T12" style:family="text">
      <style:text-properties officeooo:rsid="00e2ea24" fo:background-color="#ffff00" loext:char-shading-value="0"/>
    </style:style>
    <style:style style:name="T13" style:family="text">
      <style:text-properties officeooo:rsid="00dc0d7c"/>
    </style:style>
    <style:style style:name="T14" style:family="text">
      <style:text-properties officeooo:rsid="00de0e8b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e01295" fo:background-color="transparent" loext:char-shading-value="0"/>
    </style:style>
    <style:style style:name="T17" style:family="text">
      <style:text-properties officeooo:rsid="00e2ea24" fo:background-color="transparent" loext:char-shading-value="0"/>
    </style:style>
    <style:style style:name="T18" style:family="text">
      <style:text-properties officeooo:rsid="00e405ef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dc7674" fo:background-color="#fff200" loext:char-shading-value="0"/>
    </style:style>
    <style:style style:name="T21" style:family="text">
      <style:text-properties officeooo:rsid="00cad726" fo:background-color="#fff200" loext:char-shading-value="0"/>
    </style:style>
    <style:style style:name="T22" style:family="text">
      <style:text-properties officeooo:rsid="00e666c2"/>
    </style:style>
    <style:style style:name="T23" style:family="text">
      <style:text-properties text:display="none"/>
    </style:style>
    <style:style style:name="T24" style:family="text">
      <style:text-properties officeooo:rsid="00eac34d"/>
    </style:style>
    <style:style style:name="T25" style:family="text">
      <style:text-properties officeooo:rsid="00ee7e26"/>
    </style:style>
    <style:style style:name="T26" style:family="text">
      <style:text-properties officeooo:rsid="00efe536"/>
    </style:style>
    <style:style style:name="T27" style:family="text">
      <style:text-properties officeooo:rsid="001a2f9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.0201in" fo:border="0.06pt solid #000000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6">Progetto</text:span> di <text:span text:style-name="T5">High Performance Computing 2017/2018</text:span></text:h>
      <text:p text:style-name="P12"><text:span text:style-name="T16">Martina Cavallucci</text:span>, matr. </text:p>
      <text:p text:style-name="P12"><text:span text:style-name="T11">x</text:span><text:span text:style-name="T10">/</text:span><text:span text:style-name="T12">09</text:span><text:span text:style-name="T10">/201</text:span><text:span text:style-name="T11">8</text:span></text:p>
      <text:p text:style-name="P11"/>
      <text:h text:style-name="P13" text:outline-level="2">Introduzione</text:h>
      <text:p text:style-name="P21">//DESCRIVERE PARTI COMUNI A TUTTE E DUE LE IMPL</text:p>
      <text:p text:style-name="P3">Questo documento contiene uno schema di massima della relazione <text:span text:style-name="T13">da allegare al progetto del corso di High Performance Computing</text:span>; <text:span text:style-name="T13">la struttura proposta qui </text:span>non deve necessariamente essere seguit<text:span text:style-name="T13">a</text:span> scrupolosamente, sia per i contenuti che per la forma. L'unico vincolo tassativo è che la relazione <text:span text:style-name="T13">deve avere lunghezza minore o uguale a 6 </text:span>facciate <text:span text:style-name="T13">in formato A4</text:span>. </text:p>
      <text:p text:style-name="P2"><text:span text:style-name="T19">Anche se questa non è una tesi di laurea, suggerisco di prendere visione delle regole di scrittura </text:span><text:span text:style-name="T20">di una tesi </text:span><text:span text:style-name="T19">presenti nella mia pagina </text:span><text:span text:style-name="T20">Web</text:span><text:span text:style-name="T19"> (</text:span><text:a xlink:type="simple" xlink:href="https://www.moreno.marzolla.name/wiki/doku.php?id=tesi:suggerimenti" text:style-name="Internet_20_link" text:visited-style-name="Visited_20_Internet_20_Link"><text:span text:style-name="T19">https://www.moreno.marzolla.name/wiki/doku.php?id=tesi:suggerimenti</text:span></text:a><text:span text:style-name="T19">). </text:span><text:span text:style-name="T21">In pillole: (</text:span><text:span text:style-name="T1">i</text:span><text:span text:style-name="T21">) usare un correttore ortografico e rileggere ciò che si è scritto prima di consegnarlo; (</text:span><text:span text:style-name="T1">ii</text:span><text:span text:style-name="T21">) evitare anglicismi inutili (va bene usare termini tecnici come </text:span><text:span text:style-name="T1">ghost cell</text:span><text:span text:style-name="T21">, </text:span><text:span text:style-name="T1">speedup</text:span><text:span text:style-name="T21">, </text:span><text:span text:style-name="T1">master</text:span><text:span text:style-name="T21">, </text:span><text:span text:style-name="T1">thread</text:span><text:span text:style-name="T21">, ecc., mentre non va bene usare l'orrido “randomico”; di alcuni termini inglesi esiste una corrispondenza abbastanza naturale in italiano, che va usata: ad esempio, </text:span><text:span text:style-name="T1">performance</text:span><text:span text:style-name="T21"> si deve tradurre con “prestazioni”) (</text:span><text:span text:style-name="T1">i</text:span><text:span text:style-name="T2">ii</text:span><text:span text:style-name="T21">) evitare frasi ridondanti e ampollose (“In questa relazione andremo a considerare quelli che sono...”); (</text:span><text:span text:style-name="T1">i</text:span><text:span text:style-name="T3">v</text:span><text:span text:style-name="T21">) “perché” si scrive con l'accento acuto, “è” e “cioè” si scrivono con l'accento grave; (</text:span><text:span text:style-name="T1">v</text:span><text:span text:style-name="T21">) figure e tabelle vanno numerate e devono essere commentate nel testo.</text:span><text:span text:style-name="T19"> </text:span></text:p>
      <text:p text:style-name="P4"><text:span text:style-name="T14">La sezione "Introduzione" conterrà una s</text:span>intetica introduzione (indicativamente, 1-2 paragrafi) del lavoro che è stato svolto; non serve ripetere le specifiche del progetto.</text:p>
      <text:h text:style-name="Heading_20_2" text:outline-level="2">Implementazione del modello <text:span text:style-name="T9">LtL</text:span> con OpenMP</text:h>
      <text:p text:style-name="P7">Nell'implementazione <text:span text:style-name="T22">a</text:span> memoria condivisa della funzione principale che decide se al tempo t una certa cella deve morire o vivere, ho utilizzato la direttiva <text:span text:style-name="T4">pragma for collapse(n)</text:span> siccome sono necessari due cicli for per scorrere l<text:span text:style-name="T22">e</text:span> celle, inoltre <text:span text:style-name="T22">le </text:span>due variabili che utilizzo solamente all'interno di essa le ho dichiarate private al singolo thread.</text:p>
      <text:p text:style-name="P7">All'interno di essa ho richiamato <text:span text:style-name="T18">una funzione </text:span>che a <text:span text:style-name="T18">sua</text:span> volta sfrutta il parallelismo, in particolare la funzione che permette di contare quanti vicini<text:span text:style-name="T22"> vivi</text:span> ha una certa cella, ho utilizzato l'operatore di riduzione<text:span text:style-name="T22"> di </text:span>somma e la direttiva <text:span text:style-name="T4">collapse(n)</text:span> in quanto era necessario controllare tutte le celle nell'intorno della cella selezionata.</text:p>
      <text:p text:style-name="P8">Prima che venga eseguita la vera computazione tutti i bordi della matrice vengono impostati, rendendo il contorno ciclico con le ghost cells <text:span text:style-name="T22">necessarie</text:span>.</text:p>
      <text:p text:style-name="P15">Presi in considerazione i seguenti casi: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4">Raggio</text:p>
          </table:table-cell>
          <table:table-cell table:style-name="Table1.A1" office:value-type="string">
            <text:p text:style-name="P24">B1</text:p>
          </table:table-cell>
          <table:table-cell table:style-name="Table1.A1" office:value-type="string">
            <text:p text:style-name="P24">B2</text:p>
          </table:table-cell>
          <table:table-cell table:style-name="Table1.A1" office:value-type="string">
            <text:p text:style-name="P24">D1</text:p>
          </table:table-cell>
          <table:table-cell table:style-name="Table1.A1" office:value-type="string">
            <text:p text:style-name="P24">D2</text:p>
          </table:table-cell>
          <table:table-cell table:style-name="Table1.G1" office:value-type="string">
            <text:p text:style-name="P24">Step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4</text:p>
          </table:table-cell>
          <table:table-cell table:style-name="Table1.G2" office:value-type="string">
            <text:p text:style-name="P24">10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22</text:p>
          </table:table-cell>
          <table:table-cell table:style-name="Table1.A2" office:value-type="string">
            <text:p text:style-name="P24">31</text:p>
          </table:table-cell>
          <table:table-cell table:style-name="Table1.A2" office:value-type="string">
            <text:p text:style-name="P24">24</text:p>
          </table:table-cell>
          <table:table-cell table:style-name="Table1.A2" office:value-type="string">
            <text:p text:style-name="P24">38</text:p>
          </table:table-cell>
          <table:table-cell table:style-name="Table1.G2" office:value-type="string">
            <text:p text:style-name="P24">10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77</text:p>
          </table:table-cell>
          <table:table-cell table:style-name="Table1.A2" office:value-type="string">
            <text:p text:style-name="P24">123</text:p>
          </table:table-cell>
          <table:table-cell table:style-name="Table1.A2" office:value-type="string">
            <text:p text:style-name="P24">77</text:p>
          </table:table-cell>
          <table:table-cell table:style-name="Table1.A2" office:value-type="string">
            <text:p text:style-name="P24">129</text:p>
          </table:table-cell>
          <table:table-cell table:style-name="Table1.G2" office:value-type="string">
            <text:p text:style-name="P24">10</text:p>
          </table:table-cell>
        </table:table-row>
      </table:table>
      <text:p text:style-name="P15"/>
      <text:p text:style-name="P15">La Figura 1 mostra i tempi, espressi in secondi, di esecuzione all'aumentare dei thread<text:span text:style-name="T24">.</text:span></text:p>
      <text:p text:style-name="P16"><text:soft-page-break/><draw:frame draw:style-name="fr1" draw:name="Frame1" text:anchor-type="as-char" svg:y="-2in" svg:width="6.4646in" style:rel-width="97%" svg:height="3.7189in" style:rel-height="scale-min" draw:z-index="0"><draw:text-box><text:p text:style-name="Figure"><draw:frame draw:style-name="fr2" draw:name="Frame2" text:anchor-type="as-char" svg:y="-1.2409in" svg:width="6.4909in" style:rel-width="100%" svg:height="3.3602in" style:rel-height="scale-min" draw:z-index="1"><draw:text-box><text:p text:style-name="Figure"><draw:frame draw:style-name="fr4" draw:name="Object2" text:anchor-type="as-char" svg:width="5.9819in" style:rel-width="93%" svg:height="3.0965in" style:rel-height="scale" draw:z-index="2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23"><text:line-break/></text:span>Figure <text:sequence text:ref-name="refFigure0" text:name="Figure" text:formula="ooow:Figure+1" style:num-format="1">1</text:sequence></text:p></draw:text-box></draw:frame></text:p></draw:text-box></draw:frame></text:p>
      <text:p text:style-name="P14"/>
      <text:p text:style-name="P17">Come si nota dalla figura seguendo i colori, il tempo di esecuzione decresce fino all'utilizzo di 16 threads ma poi tende a crescere ciò è causato dall'overhead di memoria necessario alla comunicazione tra essi. L'aumento di thread non è sempre garanzia di <text:span text:style-name="T26">scalabilità.</text:span></text:p>
      <text:p text:style-name="P18">Considerando il tempo di esecuzione con un solo thread, in figura 2 viene illustrato lo speed u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5">Caso 1</text:p>
          </table:table-cell>
          <table:table-cell table:style-name="Table2.A1" office:value-type="string">
            <text:p text:style-name="P25">Caso 2</text:p>
          </table:table-cell>
          <table:table-cell table:style-name="Table2.D1" office:value-type="string">
            <text:p text:style-name="P25">Caso 3</text:p>
          </table:table-cell>
        </table:table-row>
        <table:table-row>
          <table:table-cell table:style-name="Table2.A2" office:value-type="string">
            <text:p text:style-name="P25">Tempo esecuzione con 1 thread</text:p>
          </table:table-cell>
          <table:table-cell table:style-name="Table2.A2" office:value-type="string">
            <text:p text:style-name="P23">2.3<text:span text:style-name="T25">9 sec.</text:span></text:p>
          </table:table-cell>
          <table:table-cell table:style-name="Table2.A2" office:value-type="string">
            <text:p text:style-name="P25">4,95 sec.</text:p>
          </table:table-cell>
          <table:table-cell table:style-name="Table2.D2" office:value-type="string">
            <text:p text:style-name="P25">13,35 sec.</text:p>
          </table:table-cell>
        </table:table-row>
      </table:table>
      <text:p text:style-name="P18"/>
      <text:p text:style-name="P19">Tale grafico evidenzia <text:span text:style-name="T27">la riduzione del tempo di esecuzione rispetto all'algoritmo su un processore</text:span>;</text:p>
      <text:p text:style-name="P19">come ci si aspettava in corrispondenza dell'utilizzo di 16 theads lo speed up è maggiore.</text:p>
      <text:p text:style-name="P20"><draw:frame draw:style-name="fr3" draw:name="Frame3" text:anchor-type="paragraph" svg:x="0.2264in" svg:y="0.2327in" svg:width="5.5882in" draw:z-index="3"><draw:text-box fo:min-height="3.6118in"><text:p text:style-name="Figure"><draw:frame draw:style-name="fr5" draw:name="Object1" text:anchor-type="as-char" svg:y="-3.528in" svg:width="5.5457in" style:rel-width="100%" svg:height="3.5839in" style:rel-height="scale" draw:z-index="4"><draw:object xlink:href="./Object 2" xlink:type="simple" xlink:show="embed" xlink:actuate="onLoad"/><draw:image xlink:href="./ObjectReplacements/Object 2" xlink:type="simple" xlink:show="embed" xlink:actuate="onLoad"/><svg:desc>chart</svg:desc></draw:frame><text:span text:style-name="T23"><text:line-break/></text:span>Figure <text:sequence text:ref-name="refFigure1" text:name="Figure" text:formula="ooow:Figure+1" style:num-format="1">2</text:sequence></text:p></draw:text-box></draw:frame></text:p>
      <text:h text:style-name="Heading_20_2" text:outline-level="2"><text:soft-page-break/>Implementazione del modello <text:span text:style-name="T9">LtL</text:span> con CUDA</text:h>
      <text:p text:style-name="P9">Nell'implementazione con CUDA della funzione principale ho deciso di utilizzare la shared memory, <text:s/>sfruttando il fatto che da consegna R è sempre minore o uguale a 8, ho assunto la presenza di 8 righe/colonne di ghost cells per lato; invece per contare gli effettivi vicini vivi di una certa cella ho utilizzato il parametro inserito da utente.</text:p>
      <text:p text:style-name="P9">Infatti per ogni step vengono copiate le celle di bordo con le ghost cell, assegnando ad ogni thread una cella si è potuto sfruttare il parallelismo all'interno del blocco.</text:p>
      <text:p text:style-name="P9">Nella funzione principale ho utilizzato un buffer di appoggio in cui, ho copiato gli elementi dalla memoria globale a quella locale del blocco, una volta che tutti i thread hanno eseguito tale copia allora si è proceduto con il calcolo dei vicini e la decisione sullo stato della cella in considerazione sempre assegnata ad ogni thread.</text:p>
      <text:p text:style-name="P6">Descrivere come il modello <text:span text:style-name="T9">LtL</text:span> è stato parallelizzato per sfruttare il parallelismo a memoria <text:span text:style-name="T7">distribuita fornito da LtL, oppure il parallelismo massivo CUDA (solo uno dei due, a scelta)</text:span>. <text:span text:style-name="T7">Discutere scalabilità ed efficienza della soluzione proposta.</text:span></text:p>
      <text:h text:style-name="Heading_20_2" text:outline-level="2">Conclusioni</text:h>
      <text:p text:style-name="P5">Eventuali conclusioni, discussione generale dei risultati, <text:span text:style-name="T8">discussione generale sul modello ecc</text:span>.</text:p>
      <text:h text:style-name="P26" text:outline-level="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2DT20H9M2S</meta:editing-duration>
    <meta:editing-cycles>42</meta:editing-cycles>
    <meta:generator>LibreOffice/6.1.1.2$Linux_X86_64 LibreOffice_project/10$Build-2</meta:generator>
    <dc:date>2018-09-21T00:36:15.708703837</dc:date>
    <meta:document-statistic meta:table-count="2" meta:image-count="0" meta:object-count="2" meta:page-count="3" meta:paragraph-count="63" meta:word-count="717" meta:character-count="4541" meta:non-whitespace-character-count="38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font-size="8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34cm" svg:height="7.884cm" xlink:href="." xlink:type="simple" chart:class="chart:bar" chart:style-name="ch1">
        <chart:title svg:x="1.157cm" svg:y="0.293cm" chart:style-name="ch2">
          <text:p>Tempi di esecuzione dei 3 casi all'aumentare dei threads</text:p>
        </chart:title>
        <chart:legend chart:legend-position="top" svg:x="5.053cm" svg:y="1.283cm" style:legend-expansion="wide" chart:style-name="ch3"/>
        <chart:plot-area chart:style-name="ch4" chart:data-source-has-labels="both" svg:x="0.593cm" svg:y="2.244cm" svg:width="14.335cm" svg:height="4.869cm">
          <chartooo:coordinate-region svg:x="1.267cm" svg:y="2.443cm" svg:width="13.661cm" svg:height="4.023cm"/>
          <chart:axis chart:dimension="x" chart:name="primary-x" chart:style-name="ch5" chartooo:axis-type="auto">
            <chartooo:date-scale/>
            <chart:title svg:x="6.922cm" svg:y="7.27cm" chart:style-name="ch6">
              <text:p>N threads</text:p>
            </chart:title>
            <chart:categories table:cell-range-address="local-table.$A$2:.$A$7"/>
          </chart:axis>
          <chart:axis chart:dimension="y" chart:name="primary-y" chart:style-name="ch7">
            <chart:title svg:x="0cm" svg:y="6.138cm" chart:style-name="ch8">
              <text:p>Tempo in secondi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style-name="ch11"/>
            <chart:data-point chart:repeated="5"/>
          </chart:series>
          <chart:series chart:style-name="ch12" chart:values-cell-range-address="local-table.$C$2:.$C$7" chart:label-cell-address="local-table.$C$1" chart:class="chart:bar">
            <chart:data-point chart:style-name="ch11"/>
            <chart:data-point chart:repeated="5"/>
          </chart:series>
          <chart:series chart:style-name="ch13" chart:values-cell-range-address="local-table.$D$2:.$D$7" chart:label-cell-address="local-table.$D$1" chart:class="chart:bar">
            <chart:data-point chart:style-name="ch1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1</text:p>
              </table:table-cell>
              <table:table-cell office:value-type="string">
                <text:p>Caso 2</text:p>
              </table:table-cell>
              <table:table-cell office:value-type="string">
                <text:p>Caso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9">
                <text:p>2.39</text:p>
              </table:table-cell>
              <table:table-cell office:value-type="float" office:value="4.95">
                <text:p>4.95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">
                <text:p>1.16</text:p>
              </table:table-cell>
              <table:table-cell office:value-type="float" office:value="2.06">
                <text:p>2.0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">
                <text:p>0.52</text:p>
              </table:table-cell>
              <table:table-cell office:value-type="float" office:value="0.64">
                <text:p>0.6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">
                <text:p>0.54</text:p>
              </table:table-cell>
              <table:table-cell office:value-type="float" office:value="0.8">
                <text:p>0.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7">
                <text:p>3.27</text:p>
              </table:table-cell>
              <table:table-cell office:value-type="float" office:value="2.69">
                <text:p>2.6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.16">
                <text:p>5.16</text:p>
              </table:table-cell>
              <table:table-cell office:value-type="float" office:value="4.79">
                <text:p>4.79</text:p>
              </table:table-cell>
              <table:table-cell office:value-type="float" office:value="5.07">
                <text:p>5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2000000020065BEFE37CCD98E2F.jp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loext:label-stroke-color="#3465a4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8pt" style:font-size-asian="10pt" style:font-size-complex="10pt"/>
    </style:style>
    <style:style style:name="ch11" style:family="chart" style:data-style-name="N0">
      <style:chart-properties chart:symbol-type="none" loext:label-stroke-color="#3465a4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8pt" style:font-size-asian="10pt" style:font-size-complex="10pt"/>
    </style:style>
    <style:style style:name="ch12" style:family="chart" style:data-style-name="N0">
      <style:chart-properties chart:symbol-type="none" loext:label-stroke-color="#3465a4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87cm" svg:height="9.103cm" xlink:href="." xlink:type="simple" chart:class="chart:line" chart:style-name="ch1">
        <chart:title svg:x="1.933cm" svg:y="0.318cm" chart:style-name="ch2">
          <text:p>Speed up dei 3 casi all'aumentare dei thread</text:p>
        </chart:title>
        <chart:legend chart:legend-position="top" svg:x="3.596cm" svg:y="1.308cm" style:legend-expansion="wide" chart:style-name="ch3"/>
        <chart:plot-area chart:style-name="ch4" chart:data-source-has-labels="both" svg:x="1.292cm" svg:y="2.088cm" svg:width="12.514cm" svg:height="5.852cm">
          <chartooo:coordinate-region svg:x="1.755cm" svg:y="2.287cm" svg:width="11.415cm" svg:height="5.006cm"/>
          <chart:axis chart:dimension="x" chart:name="primary-x" chart:style-name="ch5" chartooo:axis-type="auto">
            <chartooo:date-scale/>
            <chart:title svg:x="6.711cm" svg:y="8.122cm" chart:style-name="ch6">
              <text:p>N thread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698cm" chart:style-name="ch8">
              <text:p>Speed up in secondi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 1</text:p>
              </table:table-cell>
              <table:table-cell office:value-type="string">
                <text:p>Caso 2</text:p>
              </table:table-cell>
              <table:table-cell office:value-type="string">
                <text:p>Caso 3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2.05">
                <text:p>2.05</text:p>
              </table:table-cell>
              <table:table-cell office:value-type="float" office:value="2.4">
                <text:p>2.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">
                <text:p>4.6</text:p>
              </table:table-cell>
              <table:table-cell office:value-type="float" office:value="7.7">
                <text:p>7.7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">
                <text:p>4.4</text:p>
              </table:table-cell>
              <table:table-cell office:value-type="float" office:value="6.21">
                <text:p>6.21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3">
                <text:p>0.73</text:p>
              </table:table-cell>
              <table:table-cell office:value-type="float" office:value="1.83">
                <text:p>1.83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6">
                <text:p>0.46</text:p>
              </table:table-cell>
              <table:table-cell office:value-type="float" office:value="1.03">
                <text:p>1.03</text:p>
              </table:table-cell>
              <table:table-cell office:value-type="float" office:value="2.63">
                <text:p>2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